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2.99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292.56pt"/>
    </style:style>
    <style:style style:name="co4" style:family="table-column">
      <style:table-column-properties fo:break-before="auto" style:column-width="367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0.31pt"/>
    </style:style>
    <style:style style:name="co7" style:family="table-column">
      <style:table-column-properties fo:break-before="auto" style:column-width="121.21pt"/>
    </style:style>
    <style:style style:name="co8" style:family="table-column">
      <style:table-column-properties fo:break-before="auto" style:column-width="430.75pt"/>
    </style:style>
    <style:style style:name="co9" style:family="table-column">
      <style:table-column-properties fo:break-before="auto" style:column-width="328.85pt"/>
    </style:style>
    <style:style style:name="co10" style:family="table-column">
      <style:table-column-properties fo:break-before="auto" style:column-width="159pt"/>
    </style:style>
    <style:style style:name="co11" style:family="table-column">
      <style:table-column-properties fo:break-before="auto" style:column-width="122.71pt"/>
    </style:style>
    <style:style style:name="co12" style:family="table-column">
      <style:table-column-properties fo:break-before="auto" style:column-width="112.71pt"/>
    </style:style>
    <style:style style:name="co13" style:family="table-column">
      <style:table-column-properties fo:break-before="auto" style:column-width="486.31pt"/>
    </style:style>
    <style:style style:name="co14" style:family="table-column">
      <style:table-column-properties fo:break-before="auto" style:column-width="260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 fo:border="1.5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fo:border="1.5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66"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1.76pt solid #000000"/>
    </style:style>
    <style:style style:name="ce10" style:family="table-cell" style:parent-style-name="Default">
      <style:table-cell-properties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3333"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66" fo:wrap-option="wrap" fo:border="1.76pt solid #000000"/>
    </style:style>
    <style:style style:name="ce13" style:family="table-cell" style:parent-style-name="Default">
      <style:table-cell-properties fo:border="1.5pt solid #000000"/>
    </style:style>
    <style:style style:name="ce14" style:family="table-cell" style:parent-style-name="Default">
      <style:table-cell-properties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1.7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_Prog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KUL</text:p>
          </table:table-cell>
          <table:table-cell office:value-type="string" calcext:value-type="string">
            <text:p>BOLUM</text:p>
          </table:table-cell>
          <table:table-cell table:style-name="Default" office:value-type="string" calcext:value-type="string">
            <text:p>DONEM/BASVURU TARIHI</text:p>
          </table:table-cell>
          <table:table-cell office:value-type="string" calcext:value-type="string">
            <text:p>TOEFL</text:p>
          </table:table-cell>
          <table:table-cell office:value-type="string" calcext:value-type="string">
            <text:p>Ref Letter</text:p>
          </table:table-cell>
          <table:table-cell office:value-type="string" calcext:value-type="string">
            <text:p>Aciklam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Ottawa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rt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office:value-type="string" calcext:value-type="string">
            <text:p>uOttawa</text:p>
          </table:table-cell>
          <table:table-cell table:style-name="ce1" office:value-type="string" calcext:value-type="string">
            <text:p>Elektrik-Computer/PhD</text:p>
          </table:table-cell>
          <table:table-cell office:value-type="string" calcext:value-type="string">
            <text:p>Winter – Temmuz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office:value-type="string" calcext:value-type="string">
            <text:p>uOttawa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Mart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office:value-type="string" calcext:value-type="string">
            <text:p>uOttawa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Temmuz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rt 1/Agustos 31(gec basvuru)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Winter – Aralik 1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Summer – Mart 15/Nisan 30(gec basvuru)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Mart 1/Agustos 31(gec basvuru)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kina/PhD</text:p>
          </table:table-cell>
          <table:table-cell table:style-name="ce3" office:value-type="string" calcext:value-type="string">
            <text:p>Winter – Aralik 31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Summer – Nisan 30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Aerospace/PhD</text:p>
          </table:table-cell>
          <table:table-cell office:value-type="string" calcext:value-type="string">
            <text:p>Fall – Mart 1/Agustos 31(gec basvuru)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Aerospace/PhD</text:p>
          </table:table-cell>
          <table:table-cell table:style-name="ce3" office:value-type="string" calcext:value-type="string">
            <text:p>Winter – Aralik 31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Aerospace/PhD</text:p>
          </table:table-cell>
          <table:table-cell office:value-type="string" calcext:value-type="string">
            <text:p>Summer – Nisan 30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2&amp;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temmuz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Summer– Kasim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Aciklanacak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Winter – temmuz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Computer Science/PhD</text:p>
          </table:table-cell>
          <table:table-cell table:style-name="ce3" office:value-type="string" calcext:value-type="string">
            <text:p>Summer– Kasim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Fall – Aciklanacak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Mechanical/PhD</text:p>
          </table:table-cell>
          <table:table-cell office:value-type="string" calcext:value-type="string">
            <text:p>Winter – temmuz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Mechanical/PhD</text:p>
          </table:table-cell>
          <table:table-cell table:style-name="ce3" office:value-type="string" calcext:value-type="string">
            <text:p>Summer– Kasim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Mechanical/PhD</text:p>
          </table:table-cell>
          <table:table-cell office:value-type="string" calcext:value-type="string">
            <text:p>Fall – Aciklanacak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eens(Kingston) 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Agustos 15</text:p>
          </table:table-cell>
          <table:table-cell office:value-type="string" calcext:value-type="string">
            <text:p>ODTU den dolayi gerek yok ama sorun cikarsa 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ens(Kingston) </text:p>
          </table:table-cell>
          <table:table-cell office:value-type="string" calcext:value-type="string">
            <text:p>Elektrik-Computer/PhD</text:p>
          </table:table-cell>
          <table:table-cell table:style-name="ce4" office:value-type="string" calcext:value-type="string">
            <text:p>Fall – Ocak 31</text:p>
          </table:table-cell>
          <table:table-cell office:value-type="string" calcext:value-type="string">
            <text:p>ODTU den dolayi gerek yok ama sorun cikarsa 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ens(Kingston) 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Hard deadline yok, Mart 1 den once Fall basvurusu iyi olabilir</text:p>
          </table:table-cell>
          <table:table-cell office:value-type="string" calcext:value-type="string">
            <text:p>ODTU den dolayi gerek yok ama sorun cikarsa 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Aerospace/PhD</text:p>
          </table:table-cell>
          <table:table-cell table:style-name="ce4" office:value-type="string" calcext:value-type="string">
            <text:p>Tum donemler- Ocak 16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RE istiyor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Computer Science/PhD</text:p>
          </table:table-cell>
          <table:table-cell table:style-name="ce3" office:value-type="string" calcext:value-type="string">
            <text:p>Tum donemler- Aralik 18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RE istiyor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Elektrik-Computer/PhD</text:p>
          </table:table-cell>
          <table:table-cell table:style-name="ce4" office:value-type="string" calcext:value-type="string">
            <text:p>Tum donemler- Ocak 7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Makina/PhD</text:p>
          </table:table-cell>
          <table:table-cell table:style-name="ce4" office:value-type="string" calcext:value-type="string">
            <text:p>Fall – Ocak 15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Agustos 1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ork University(Toronto)</text:p>
          </table:table-cell>
          <table:table-cell office:value-type="string" calcext:value-type="string">
            <text:p>Computer Science/PhD</text:p>
          </table:table-cell>
          <table:table-cell table:style-name="ce4" office:value-type="string" calcext:value-type="string">
            <text:p>Fall – Ocak 13</text:p>
          </table:table-cell>
          <table:table-cell office:value-type="string" calcext:value-type="string">
            <text:p>ODTU den dolayi gerek yok ama sorun cikarsa 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 recommended</text:p>
          </table:table-cell>
        </table:table-row>
        <table:table-row table:style-name="ro1">
          <table:table-cell office:value-type="string" calcext:value-type="string">
            <text:p>York University(Toronto)</text:p>
          </table:table-cell>
          <table:table-cell office:value-type="string" calcext:value-type="string">
            <text:p>Mechanical/PhD</text:p>
          </table:table-cell>
          <table:table-cell table:style-name="ce4" office:value-type="string" calcext:value-type="string">
            <text:p>Fall – Ocak 13</text:p>
          </table:table-cell>
          <table:table-cell office:value-type="string" calcext:value-type="string">
            <text:p>ODTU den dolayi gerek yok ama sorun cikarsa 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ygun program yok gibi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yerson(Toronto)</text:p>
          </table:table-cell>
          <table:table-cell office:value-type="string" calcext:value-type="string">
            <text:p>Aerospace/PhD</text:p>
          </table:table-cell>
          <table:table-cell table:style-name="ce4" office:value-type="string" calcext:value-type="string">
            <text:p>Fall- Ocak 19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yerson(Toronto)</text:p>
          </table:table-cell>
          <table:table-cell office:value-type="string" calcext:value-type="string">
            <text:p>Elektrik-Computer/PhD</text:p>
          </table:table-cell>
          <table:table-cell table:style-name="ce4" office:value-type="string" calcext:value-type="string">
            <text:p>Fall- Ocak 19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yerson(Toronto)</text:p>
          </table:table-cell>
          <table:table-cell office:value-type="string" calcext:value-type="string">
            <text:p>Makina/PhD</text:p>
          </table:table-cell>
          <table:table-cell table:style-name="ce4" office:value-type="string" calcext:value-type="string">
            <text:p>Fall- Ocak 19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Summer – Ekim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Haziran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Elektrik-Computer/PhD</text:p>
          </table:table-cell>
          <table:table-cell table:style-name="ce4" office:value-type="string" calcext:value-type="string">
            <text:p>Fall – Subat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Makina/PhD</text:p>
          </table:table-cell>
          <table:table-cell table:style-name="ce3" office:value-type="string" calcext:value-type="string">
            <text:p>Summer – Ekim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Haziran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Makina/PhD</text:p>
          </table:table-cell>
          <table:table-cell table:style-name="ce4" office:value-type="string" calcext:value-type="string">
            <text:p>Fall – Subat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Fall – Nisan 15</text:p>
          </table:table-cell>
          <table:table-cell office:value-type="string" calcext:value-type="string">
            <text:p>Cok net yazilmamis, belki ODTU mezuniyeti kurtarir, 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Winter – Ekim 7</text:p>
          </table:table-cell>
          <table:table-cell table:style-name="ce3" office:value-type="string" calcext:value-type="string">
            <text:p>Cok net yazilmamis, belki ODTU mezuniyeti kurtarir,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Summer – Ekim 7</text:p>
          </table:table-cell>
          <table:table-cell table:style-name="ce3" office:value-type="string" calcext:value-type="string">
            <text:p>Cok net yazilmamis, belki ODTU mezuniyeti kurtarir,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yis 5</text:p>
          </table:table-cell>
          <table:table-cell office:value-type="string" calcext:value-type="string">
            <text:p>Cok net yazilmamis, belki ODTU mezuniyeti kurtarir,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-Mart31 (Diger donemler icin supervisor talepte bulunabilir)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rt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Temmuz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Summer – Kasim 1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Makina/PhD</text:p>
          </table:table-cell>
          <table:table-cell table:style-name="ce4" office:value-type="string" calcext:value-type="string">
            <text:p>Fall – Subat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Haziran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Makina/PhD</text:p>
          </table:table-cell>
          <table:table-cell table:style-name="ce3" office:value-type="string" calcext:value-type="string">
            <text:p>Summer – Ekim 1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keHead University(Toronto Kuzey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- Mayis 15, Subat 1 den once basvurmak oneriliyor</text:p>
          </table:table-cell>
          <table:table-cell office:value-type="string" calcext:value-type="string">
            <text:p>ODTU den dolayi gerek yok ama sorun cikarsa(3 yil ingilizce egitim yaziyor)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Fall – Mayis 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ygun program yok gibi</text:p>
          </table:table-cell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Winter – Eylul 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ygun program yok gibi</text:p>
          </table:table-cell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Temmuz 1</text:p>
          </table:table-cell>
          <table:table-cell office:value-type="string" calcext:value-type="string">
            <text:p>ODTU den dolayi yirtabiliriz ama olmazsa 87</text:p>
          </table:table-cell>
          <table:table-cell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Elektrik-Computer/PhD</text:p>
          </table:table-cell>
          <table:table-cell table:style-name="ce3" office:value-type="string" calcext:value-type="string">
            <text:p>Winter – Kasim 1</text:p>
          </table:table-cell>
          <table:table-cell table:style-name="ce3" office:value-type="string" calcext:value-type="string">
            <text:p>ODTU den dolayi yirtabiliriz ama olmazsa 87</text:p>
          </table:table-cell>
          <table:table-cell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Summer – Mart 1</text:p>
          </table:table-cell>
          <table:table-cell office:value-type="string" calcext:value-type="string">
            <text:p>ODTU den dolayi yirtabiliriz ama olmazsa 87</text:p>
          </table:table-cell>
          <table:table-cell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Nisan 1</text:p>
          </table:table-cell>
          <table:table-cell office:value-type="string" calcext:value-type="string">
            <text:p>ODTU den dolayi yirtabiliriz ama olmazsa 83</text:p>
          </table:table-cell>
          <table:table-cell office:value-type="string" calcext:value-type="string">
            <text:p>2&amp;3</text:p>
          </table:table-cell>
          <table:table-cell office:value-type="string" calcext:value-type="string">
            <text:p>GRE recommended</text:p>
          </table:table-cell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Agustos 1</text:p>
          </table:table-cell>
          <table:table-cell office:value-type="string" calcext:value-type="string">
            <text:p>ODTU den dolayi yirtabiliriz ama olmazsa 83</text:p>
          </table:table-cell>
          <table:table-cell office:value-type="string" calcext:value-type="string">
            <text:p>2&amp;3</text:p>
          </table:table-cell>
          <table:table-cell office:value-type="string" calcext:value-type="string">
            <text:p>GRE recommended</text:p>
          </table:table-cell>
        </table:table-row>
        <table:table-row table:style-name="ro1">
          <table:table-cell office:value-type="string" calcext:value-type="string">
            <text:p>Uni of Windsor(Detroit)</text:p>
          </table:table-cell>
          <table:table-cell office:value-type="string" calcext:value-type="string">
            <text:p>Makina/PhD</text:p>
          </table:table-cell>
          <table:table-cell table:style-name="ce3" office:value-type="string" calcext:value-type="string">
            <text:p>Summer – Aralik 1</text:p>
          </table:table-cell>
          <table:table-cell office:value-type="string" calcext:value-type="string">
            <text:p>ODTU den dolayi yirtabiliriz ama olmazsa 83</text:p>
          </table:table-cell>
          <table:table-cell office:value-type="string" calcext:value-type="string">
            <text:p>2&amp;3</text:p>
          </table:table-cell>
          <table:table-cell office:value-type="string" calcext:value-type="string">
            <text:p>GRE recommend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cgill(Quebec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itish Columbia(Vancouver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ni of Alberta (Edmonton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lgary(Calgary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mon Fraser(Burnaby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lhouise(Nova Scotia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ncordia(Quebec-Montreal)</text:p>
          </table:table-cell>
          <table:table-cell/>
          <table:table-cell table:style-name="Default"/>
          <table:table-cell table:number-columns-repeated="3"/>
        </table:table-row>
      </table:table>
      <table:table table:name="uOttawa" table:style-name="ta1">
        <table:table-column table:style-name="co7" table:default-cell-style-name="ce9"/>
        <table:table-column table:style-name="co8" table:default-cell-style-name="ce14"/>
        <table:table-column table:style-name="co9" table:default-cell-style-name="ce9"/>
        <table:table-column table:style-name="co10" table:default-cell-style-name="ce9"/>
        <table:table-column table:style-name="co5" table:number-columns-repeated="2" table:default-cell-style-name="Default"/>
        <table:table-column table:style-name="co11" table:default-cell-style-name="Default"/>
        <table:table-row table:style-name="ro2">
          <table:table-cell table:style-name="ce6" office:value-type="string" calcext:value-type="string" table:number-columns-spanned="4" table:number-rows-spanned="1">
            <text:p>Electrical-Computer/PhD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Wail Gueaieb</text:p>
          </table:table-cell>
          <table:table-cell office:value-type="string" calcext:value-type="string" table:number-columns-spanned="1" table:number-rows-spanned="4">
            <text:p>Robotics and Control Mechatronics Intelligent systems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Pierre Payeur</text:p>
          </table:table-cell>
          <table:table-cell table:style-name="ce9" office:value-type="string" calcext:value-type="string" table:number-columns-spanned="1" table:number-rows-spanned="4">
            <text:p>Machine Vision, 3D modelling, Robots Navigation, 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Emil M. Petriu</text:p>
          </table:table-cell>
          <table:table-cell table:style-name="ce15" office:value-type="string" calcext:value-type="string" table:number-columns-spanned="1" table:number-rows-spanned="4">
            <text:p> Biology Inspired Robotics ,  Intelligent Sensor Systems,  Fuzzy Control,  Neural Networks,  Fault Tolerant Systems,   Human-Computer Interaction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Gilbert Arbez</text:p>
          </table:table-cell>
          <table:table-cell table:style-name="ce9" office:value-type="string" calcext:value-type="string" table:number-columns-spanned="1" table:number-rows-spanned="4">
            <text:p>Simulation and modelling of continuos systems(particularly for solar systems) 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NasirUddin Ahmed</text:p>
          </table:table-cell>
          <table:table-cell office:value-type="string" calcext:value-type="string" table:number-columns-spanned="1" table:number-rows-spanned="4">
            <text:p> Differential Equations and Inclusions, Optimal Control</text:p>
            <text:p>Linear and Nonlinear Filtering, Identification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1" table:number-rows-spanned="4">
            <text:p>Riadh W.Y. Habash</text:p>
          </table:table-cell>
          <table:table-cell table:style-name="ce9"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/>
          <table:covered-table-cell table:style-name="ce9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6" office:value-type="string" calcext:value-type="string" table:number-columns-spanned="4" table:number-rows-spanned="1">
            <text:p>Mechanical/PhD</text:p>
          </table:table-cell>
          <table:covered-table-cell table:number-columns-repeated="3" table:style-name="ce13"/>
          <table:table-cell table:number-columns-repeated="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Eric Lanteigne</text:p>
          </table:table-cell>
          <table:table-cell table:style-name="ce9" office:value-type="string" calcext:value-type="string" table:number-columns-spanned="1" table:number-rows-spanned="4">
            <text:p>    Robotics    CADCAM    Smart materials    UAVs    Mobile robots</text:p>
            <text:p/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style-name="ce12"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 table:style-name="ce12"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covered-table-cell table:style-name="ce12"/>
          <table:covered-table-cell table:style-name="ce9"/>
          <table:covered-table-cell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4">
            <text:p>Dan Necsulescu</text:p>
          </table:table-cell>
          <table:table-cell office:value-type="string" calcext:value-type="string" table:number-columns-spanned="1" table:number-rows-spanned="4">
            <text:p>Mechatronics, Opto-Mechatronic Systems Integration, Dynamics and Control of Mobile Robots, Impedance Control of Dual Arm Robots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covered-table-cell table:style-name="ce12"/>
          <table:covered-table-cell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Dan Necsulescu</text:p>
          </table:table-cell>
          <table:table-cell office:value-type="string" calcext:value-type="string" table:number-columns-spanned="1" table:number-rows-spanned="4">
            <text:p>Mechatronics, Opto-Mechatronic Systems Integration, Dynamics and Control of Mobile Robots, Impedance Control of Dual Arm Robots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1" table:number-rows-spanned="4">
            <text:p>Marc Doumit</text:p>
          </table:table-cell>
          <table:table-cell office:value-type="string" calcext:value-type="string" table:number-columns-spanned="1" table:number-rows-spanned="4">
            <text:p>Smart sensors, Dynamic systems, System controls, System identification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</table:table>
      <table:table table:name="Carleton" table:style-name="ta1">
        <table:table-column table:style-name="co12" table:default-cell-style-name="ce9"/>
        <table:table-column table:style-name="co13" table:default-cell-style-name="ce21"/>
        <table:table-column table:style-name="co14" table:default-cell-style-name="ce9"/>
        <table:table-column table:style-name="co5" table:default-cell-style-name="ce9"/>
        <table:table-row table:style-name="ro2">
          <table:table-cell table:style-name="ce6" office:value-type="string" calcext:value-type="string" table:number-columns-spanned="4" table:number-rows-spanned="1">
            <text:p>Mechanical-Aerospace/PhD</text:p>
          </table:table-cell>
          <table:covered-table-cell table:number-columns-repeated="3" table:style-name="ce1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4">
            <text:p>Mojtaba Ahmadi</text:p>
          </table:table-cell>
          <table:table-cell office:value-type="string" calcext:value-type="string" table:number-columns-spanned="1" table:number-rows-spanned="4">
            <text:p>Robotic analysis, design, and control Machine and biological locomotion Mechatronics, linear and nonlinear control Simulation, virtual reality, distributed and real-time control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6" office:value-type="string" calcext:value-type="string" table:number-columns-spanned="1" table:number-rows-spanned="4">
            <text:p/>
            <text:p>Jason Etele</text:p>
          </table:table-cell>
          <table:table-cell office:value-type="string" calcext:value-type="string" table:number-columns-spanned="1" table:number-rows-spanned="4">
            <text:p/>
            <text:p>    Rocket Based Combined Cycle (RBCC) Engines,    UAV Analysis/Simulation using CFD</text:p>
            <text:p>    Low Cost Space Launch Systems,    Aerodynamics and Flight Mechanics</text:p>
            <text:p>    Hypersonic/High Speed Flows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7" office:value-type="string" calcext:value-type="string" table:number-columns-spanned="1" table:number-rows-spanned="4">
            <text:p>Jurek Z. Sasiadek</text:p>
          </table:table-cell>
          <table:table-cell office:value-type="string" calcext:value-type="string" table:number-columns-spanned="1" table:number-rows-spanned="4">
            <text:p/>
            <text:p>    Robotics &amp; Automation,    Control Systems,    Guidance, Navigation, and Control</text:p>
            <text:p>    Aerospace Control,    Fuzzy Logic Systems and Neural Networks</text:p>
            <text:p/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8" office:value-type="string" calcext:value-type="string" table:number-columns-spanned="1" table:number-rows-spanned="4">
            <text:p>Rishad Irani</text:p>
          </table:table-cell>
          <table:table-cell office:value-type="string" calcext:value-type="string" table:number-columns-spanned="1" table:number-rows-spanned="4">
            <text:p>Multi Domain System Modelling, Ocean Technologies (Launch and Recovery Systems) Mechatronics, Control system applications, Marine Motion Compensation Systems, Cable Modelling, Anti-Pendulum Crane Systems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9" office:value-type="string" calcext:value-type="string" table:number-columns-spanned="1" table:number-rows-spanned="4">
            <text:p>M. John D. Hayes</text:p>
          </table:table-cell>
          <table:table-cell office:value-type="string" calcext:value-type="string" table:number-columns-spanned="1" table:number-rows-spanned="4">
            <text:p/>
            <text:p>    Geometric Modelling and Computer Simulation,    Space Robotics,    Automated Optical Robot Calibration Systems,    Robot Mechanical Systems,    Theoretical Kinematics</text:p>
            <text:p/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4">
          <table:table-cell table:style-name="ce20" office:value-type="string" calcext:value-type="string" table:number-columns-spanned="1" table:number-rows-spanned="4">
            <text:p>Steve Ulrich</text:p>
          </table:table-cell>
          <table:table-cell office:value-type="string" calcext:value-type="string" table:number-columns-spanned="1" table:number-rows-spanned="4">
            <text:p>– spacecraft guidance, navigation and control (GN&amp;C) algorithms and software,  spacecraft proximity operations,  attitude dynamics and control, computer vision-based navigation systems</text:p>
            <text:p>space automation and robotics, formation flying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6" office:value-type="string" calcext:value-type="string" table:number-columns-spanned="4" table:number-rows-spanned="1">
            <text:p>Systems and Computer Engineering/PhD</text:p>
          </table:table-cell>
          <table:covered-table-cell table:number-columns-repeated="3" table:style-name="ce13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Keyword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4">
            <text:p>Victor Aitken</text:p>
          </table:table-cell>
          <table:table-cell office:value-type="string" calcext:value-type="string" table:number-columns-spanned="1" table:number-rows-spanned="4">
            <text:p/>
            <text:p>    Mobile Robotic Systems,    State Estimation and Data Fusion,    Simultaneous Localization and Mapping (SLAM),    Navigation and Exploration,    Vision Systems,    Sliding Mode Control and State Estimation,    Constrained Optimization</text:p>
            <text:p/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6" office:value-type="string" calcext:value-type="string" table:number-columns-spanned="1" table:number-rows-spanned="4">
            <text:p>Howard Schwartz</text:p>
          </table:table-cell>
          <table:table-cell office:value-type="string" calcext:value-type="string" table:number-columns-spanned="1" table:number-rows-spanned="4">
            <text:p/>
            <text:p>    Adaptive and Learning Systems.,    Multi Robot Learning and Adaptation.    Cooperative Control of Multiple Autonomous Robots.    Control of robot manipulators.    Adaptive Control.    System Identification.</text:p>
            <text:p/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19" office:value-type="string" calcext:value-type="string" table:number-columns-spanned="1" table:number-rows-spanned="4">
            <text:p/>
            <text:p>Peter X. Liu</text:p>
          </table:table-cell>
          <table:table-cell table:style-name="ce22" office:value-type="string" calcext:value-type="string" table:number-columns-spanned="1" table:number-rows-spanned="4">
            <text:p>Robotics, control and intelligent Systems</text:p>
          </table:table-cell>
          <table:table-cell table:number-columns-spanned="1" table:number-rows-spanned="4"/>
          <table:table-cell table:number-columns-spanned="1" table:number-rows-spann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7:19:58.633381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dir </meta:initial-creator>
    <meta:creation-date>2016-08-14T12:03:16.521047924</meta:creation-date>
    <dc:date>2016-08-18T18:51:52.509501318</dc:date>
    <dc:creator>kadir </dc:creator>
    <meta:editing-duration>PT5H59M25S</meta:editing-duration>
    <meta:editing-cycles>20</meta:editing-cycles>
    <meta:generator>LibreOffice/4.4.6.3$Linux_X86_64 LibreOffice_project/40m0$Build-3</meta:generator>
    <meta:document-statistic meta:table-count="3" meta:cell-count="382" meta:object-count="0"/>
  </office:meta>
</office:document-meta>
</file>